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ubik" svg:font-family="Rubik"/>
    <style:font-face style:name="Rubik Light" svg:font-family="'Rubik Light'" style:font-adornments="Regular" style:font-pitch="variable"/>
  </office:font-face-decls>
  <office:automatic-styles>
    <style:style style:name="P1" style:family="paragraph" style:parent-style-name="Title">
      <style:text-properties fo:color="#928374" loext:opacity="100%" style:font-name="Rubik"/>
    </style:style>
    <style:style style:name="P2" style:family="paragraph" style:parent-style-name="Subtitle">
      <style:text-properties fo:color="#928374" loext:opacity="100%" style:font-name="Rubik"/>
    </style:style>
    <style:style style:name="P3" style:family="paragraph" style:parent-style-name="Heading">
      <style:text-properties fo:color="#928374" loext:opacity="100%" style:font-name="Rubik"/>
    </style:style>
    <style:style style:name="P4" style:family="paragraph" style:parent-style-name="Text_20_body" style:list-style-name="L1">
      <style:text-properties fo:color="#2a2a2a" loext:opacity="100%" style:font-name="Rubik Light" officeooo:rsid="001346ce" officeooo:paragraph-rsid="001346ce">
        <loext:char-complex-color loext:theme-type="dark2" loext:color-type="theme">
          <loext:transformation loext:type="lumoff" loext:value="0"/>
        </loext:char-complex-color>
      </style:text-properties>
    </style:style>
    <style:style style:name="P5" style:family="paragraph" style:parent-style-name="Title">
      <style:paragraph-properties fo:break-before="page"/>
      <style:text-properties fo:color="#928374" loext:opacity="100%"/>
    </style:style>
    <style:style style:name="P6" style:family="paragraph" style:parent-style-name="Heading_20_1">
      <style:text-properties fo:color="#928374" loext:opacity="100%"/>
    </style:style>
    <style:style style:name="P7" style:family="paragraph" style:parent-style-name="Heading_20_2">
      <style:text-properties fo:color="#928374" loext:opacity="100%"/>
    </style:style>
    <style:style style:name="P8" style:family="paragraph" style:parent-style-name="Standard">
      <style:text-properties fo:color="#928374" loext:opacity="100%" style:font-name="Rubik" officeooo:paragraph-rsid="000f133c"/>
    </style:style>
    <style:style style:name="P9" style:family="paragraph" style:parent-style-name="Standard" style:list-style-name="L2">
      <style:text-properties fo:color="#928374" loext:opacity="100%" style:font-name="Rubik" officeooo:paragraph-rsid="000f133c"/>
    </style:style>
    <style:style style:name="P10" style:family="paragraph" style:parent-style-name="Standard">
      <style:text-properties fo:color="#2a2a2a" loext:opacity="100%" style:font-name="Rubik" officeooo:rsid="00127647" officeooo:paragraph-rsid="00127647"/>
    </style:style>
    <style:style style:name="P11" style:family="paragraph" style:parent-style-name="Heading_20_2">
      <style:paragraph-properties fo:break-before="page"/>
      <style:text-properties fo:color="#928374" loext:opacity="100%"/>
    </style:style>
    <style:style style:name="P12" style:family="paragraph" style:parent-style-name="Standard" style:list-style-name="L3">
      <style:text-properties fo:color="#928374" loext:opacity="100%" style:font-name="Rubik" officeooo:paragraph-rsid="000f133c"/>
    </style:style>
    <style:style style:name="P13" style:family="paragraph" style:parent-style-name="Standard">
      <style:text-properties fo:color="#2a2a2a" loext:opacity="100%" style:font-name="Rubik" officeooo:paragraph-rsid="000f133c"/>
    </style:style>
    <style:style style:name="P14" style:family="paragraph" style:parent-style-name="Standard" style:list-style-name="L4">
      <style:text-properties fo:color="#928374" loext:opacity="100%" style:font-name="Rubik" officeooo:paragraph-rsid="000f133c"/>
    </style:style>
    <style:style style:name="P15" style:family="paragraph" style:parent-style-name="Standard">
      <style:text-properties fo:color="#2a2a2a" loext:opacity="100%" style:font-name="Rubik"/>
    </style:style>
    <style:style style:name="P16" style:family="paragraph" style:parent-style-name="Standard">
      <style:text-properties fo:color="#928374" loext:opacity="100%" style:font-name="Rubik"/>
    </style:style>
    <style:style style:name="T1" style:family="text">
      <style:text-properties officeooo:rsid="001346c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tat 3 </text:p>
      <text:p text:style-name="P2">Iniciem el pla d'empresa!!! </text:p>
      <text:p text:style-name="P3">1. Heu de pensar una idea de negoci relacionada amb el estudis que esteu cursant. Ha de tenir algun factor o element que la faça diferent dels negocis existents. Quan la tingueu busqueu si hi ha negocis semblant i si trobeu posseu-me l'enllaç. </text:p>
      <text:list text:style-name="L1">
        <text:list-item>
          <text:p text:style-name="P4">Digitalizacion de empresas</text:p>
        </text:list-item>
        <text:list-item>
          <text:p text:style-name="P4">TPV</text:p>
        </text:list-item>
        <text:list-item>
          <text:p text:style-name="P4"/>
        </text:list-item>
      </text:list>
      <text:p text:style-name="P5">Pla empresa: 1r punt </text:p>
      <text:h text:style-name="P6" text:outline-level="1">1. Presentació del projecte </text:h>
      <text:h text:style-name="P7" text:outline-level="2">1.1 Presentació idea de negoci <text:s/></text:h>
      <text:p text:style-name="P8">S’ha de començar a delimitar/concretar la nostra idea, i assumir decisions respecte al tipus d’ empresa que volem muntar. Es tracta d’un punt que s’ acabarà de configurar al llarg de tot el procés, i que de ben segur tindrà noves aportacions i modificacions posteriors. Aquest apartat hauria d’ incloure: </text:p>
      <text:list text:style-name="L2">
        <text:list-item>
          <text:p text:style-name="P9">El primer paràgraf ha de ser una breu introducció de 2 línies on per exemple digueu: Som un grup de xics <text:s/>tècnics superiors en <text:span text:style-name="T1">DAM</text:span> que ens hem decidit a muntar una xicoteta empresa del sector de …</text:p>
        </text:list-item>
        <text:list-item>
          <text:p text:style-name="P9">A partir del segon paràgraf, feu una descripció general de l’ activitat que voleu portar a terme, és important que indiqueu què oferireu i quins són els aspectes que fan especial el vostre producte/servei envers la competència (novetats o innovacions, millores, aspectes diferenciadors...) Han de quedar identificades les necessitats que cobrireu amb l' activitat del vostre negoci.</text:p>
        </text:list-item>
        <text:list-item>
          <text:p text:style-name="P9">També podeu indicar què és el que ha motivat o ha fet interessant el vostre projecte empresarial. (<text:span text:style-name="T1">T</text:span>reballar pel vostre compte, els coneixements en aquest àmbit?, veieu oportunitats de negoci?, podeu millorar els elements existents en el mercat? ...) Aquest contingut el podeu posar a<text:span text:style-name="T1">h</text:span>í o dins el primer paràgraf.</text:p>
        </text:list-item>
      </text:list>
      <text:p text:style-name="P10"/>
      <text:h text:style-name="P11" text:outline-level="2">1.2 Persones destinatàries <text:s/></text:h>
      <text:p text:style-name="P8">En aquesta pregunta heu identificar, explicar i justificar els destinataris als quals respon el nostre producte. A continuació teniu una estructura de continguts a treballar que us aconsellem respecteu:</text:p>
      <text:list text:style-name="L3">
        <text:list-item>
          <text:p text:style-name="P12">Descripció del públic a qui adreçaríem la nostra activitat empresarial o el que és el mateix, explicar el tipus de clients que volem tenir (particulars indicant el tipus de persona segons l' edat o altres aspectes a tenir en compte; o si són empreses, quin tipus d' empreses....) </text:p>
        </text:list-item>
        <text:list-item>
          <text:p text:style-name="P12">Area geogràfica on s’ inserirà el producte o ubicació aproximada del negoci. explicant de manera molt sintètica els principals elements que fan adient aquesta ubicació. </text:p>
        </text:list-item>
      </text:list>
      <text:p text:style-name="P8">(Penseu que els continguts treballats en aquest apartat, un cop feu properament l' anàlisi de mercat, és possible que els hagueu de modificar, potser sols alguns matisos, potser fareu canvis importants, però per poder fer l' anàlisi de mercat, heu d' anar concretant, per poder establir un punt de partida). </text:p>
      <text:p text:style-name="P13"/>
      <text:h text:style-name="P11" text:outline-level="2">1.3 Presentació dels emprenedors</text:h>
      <text:p text:style-name="P8">Fer una descripció en aquest punt inicial per tal de que els seus lectors vagin configurant la idea sobre com és i quines són les característiques principals del grup promotor. </text:p>
      <text:list text:style-name="L4">
        <text:list-item>
          <text:p text:style-name="P14">A nivell grupal: Comenceu fent una presentació del conjunt del grup, explicitant els elements que fan d’aquest, el grup ideal per portar a terme aquest negoci. Quines complementarietats presenta, quins punts forts, quins àmbits de coneixement disposen... <text:s/></text:p>
        </text:list-item>
        <text:list-item>
          <text:p text:style-name="P14">A nivell individual: Un cop feta la presentació grupal, entreu a presentar cada membre del grup de forma individual. Noms, aptituds personals, competències professionals, experiència laboral en el sector, o qualsevol altre informació que considereu, sols la que més vulgueu destacar. <text:s/></text:p>
        </text:list-item>
      </text:list>
      <text:p text:style-name="P15"/>
      <text:p text:style-name="P16"><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ubik" svg:font-family="Rubik"/>
    <style:font-face style:name="Rubik Light" svg:font-family="'Rubik Light'"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8T15:55:03.281129526</meta:creation-date>
    <dc:date>2025-09-18T17:56:43.630595442</dc:date>
    <meta:editing-duration>PT35M35S</meta:editing-duration>
    <meta:editing-cycles>3</meta:editing-cycles>
    <meta:generator>LibreOffice/25.8.1.1$Linux_X86_64 LibreOffice_project/580$Build-1</meta:generator>
    <meta:document-statistic meta:table-count="0" meta:image-count="0" meta:object-count="0" meta:page-count="4" meta:paragraph-count="23" meta:word-count="538" meta:character-count="3338" meta:non-whitespace-character-count="2811"/>
  </office:meta>
</office:document-meta>
</file>